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3.10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Ehem. Augustinerchorherrenkirche St. Maria Magdalena, Rathausplatz</text:p>
          </table:table-cell>
          <table:table-cell office:value-type="string">
            <text:p>sog. Erkenbert-Ruine, romanische Erdgeschosszone (Westfront) mit Trichterportal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Kath. Pfarrkirche Hl. Dreifaltigkeit, Rathausplatz</text:p>
          </table:table-cell>
          <table:table-cell office:value-type="string">
            <text:p>barocker Saalbau, Dachreiter mit Glockenstube und Laterne, 1709-32, Arch. Kapitäningenieur Villaincourt und Johann Jakob Rischer, Vorarlberg; Ausstattung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Kath. Pfarrkirche St. Ludwig, Wormser Straße 41</text:p>
          </table:table-cell>
          <table:table-cell office:value-type="string">
            <text:p>kubisch-monumentale, dreischiffige Basilika mit Doppelturmfassade, 1934-35, Arch. Albert Boßlet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Prot. Zwölf-Apostel-Kirche, Carl-Theodor-Straße 2</text:p>
          </table:table-cell>
          <table:table-cell office:value-type="string">
            <text:p>klassizistischer Saalbau, 1820-23, Arch. Philipp Mattlener; romanischer ehem. Chorflankenturm der Stiftskirche, neuromanisches Glockengeschoss 1845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Eisenbahnstraße 52 und 53</text:p>
          </table:table-cell>
          <table:table-cell office:value-type="string">
            <text:p>dreigeschossige Wohnhäuser, um 1900; Nr. 52 Putzbau, Nr. 53 Backsteinbau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Eisenbahnstraße 58</text:p>
          </table:table-cell>
          <table:table-cell office:value-type="string">
            <text:p>Wohn- und Geschäftshaus, Jugendstilmotive, um 1910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Elisabethstraße 40</text:p>
          </table:table-cell>
          <table:table-cell office:value-type="string">
            <text:p>Wohnhaus; eingeschossiger Backsteinbau, neugotische Motive, um 1900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Foltzring 2</text:p>
          </table:table-cell>
          <table:table-cell office:value-type="string">
            <text:p>villenartiges Wohnhaus mit Walmdach, neubarocke und Neurenaissance-Motive, kurz vor 1900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Foltzring 5</text:p>
          </table:table-cell>
          <table:table-cell office:value-type="string">
            <text:p>ehem. Bierhalle Zum Storchen (auch Keller's Bierhalle), sandsteingegliederter Klinkerbau, um 1900; Pulverturm-Gedenktafel, 1900, Arch. E. Glückstein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Foltzring 13</text:p>
          </table:table-cell>
          <table:table-cell office:value-type="string">
            <text:p>repräsentativer Walmdachbau, Reformarchitektur, um 1910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Foltzring 15 a</text:p>
          </table:table-cell>
          <table:table-cell office:value-type="string">
            <text:p>repräsentativer neuklassizistischer Putzbau, gegen 1914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Foltzring 30</text:p>
          </table:table-cell>
          <table:table-cell office:value-type="string">
            <text:p>dreigeschossiges Zeilenwohnhaus, Klinkerbau, neugotische und Renaissance-Motive, um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Foltzring 32</text:p>
          </table:table-cell>
          <table:table-cell office:value-type="string">
            <text:p>anspruchsvolles dreigeschossiges Zeilenwohnhaus, turmartiger Eckerker, 1905, Arch. J. Schneider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Foltzring 33</text:p>
          </table:table-cell>
          <table:table-cell office:value-type="string">
            <text:p>Turnhallenbau mit früher Stahlbetonkonstruktion, 1909-11, Arch. Fritz Larouette, Frankenthal, 1938/39 zu Feierabendhaus überformt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Foltzring 60</text:p>
          </table:table-cell>
          <table:table-cell office:value-type="string">
            <text:p>eingeschossiges Wohnhaus mit Torfahrt, Mitte 19. Jh.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Foltzring 81</text:p>
          </table:table-cell>
          <table:table-cell office:value-type="string">
            <text:p>dreigeschossiges späthistoristisches Eckwohn- und Geschäftshaus mit Jugendstilmotiven, Anfang 20. Jahrhundert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Foltzring 95, 97, 97a (Denkmalzone)</text:p>
          </table:table-cell>
          <table:table-cell office:value-type="string">
            <text:p>wohl einheitlich geplante Zeilenwohnhäuser, Jugendstilmotive, Nr. 97 mit Mansarddach, bez. 1905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Frankenstraße 2</text:p>
          </table:table-cell>
          <table:table-cell office:value-type="string">
            <text:p>anspruchsvolle Villa mit Treppenturm, um 1900, wohl von Albert Speer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Albertstraße 19</text:p>
          </table:table-cell>
          <table:table-cell office:value-type="string">
            <text:p>Wohn- und Betriebsgebäude, Quadermauerwerk und Backstein, ausgehendes 19. Jh.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Am Kanal</text:p>
          </table:table-cell>
          <table:table-cell office:value-type="string">
            <text:p>Rest der Stadtmauer, Bruchstein, begonnen 1718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Am Kanal</text:p>
          </table:table-cell>
          <table:table-cell office:value-type="string">
            <text:p>Reste des Kanalhafens, Reste des Hafenbeckens mit Stiftungstafel, 1772-81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Am Strandbad</text:p>
          </table:table-cell>
          <table:table-cell office:value-type="string">
            <text:p>Siegfried-Statue, Monumentalskulptur, 1930er Jahre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August-Bebel-Straße 25</text:p>
          </table:table-cell>
          <table:table-cell office:value-type="string">
            <text:p>eingeschossiger Mansarddachbau, bez. 1765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Beethovenplatz 1-4, Goethestraße 19, 22, Hannongstraße 32, 33, Kantstraße 1-4, Karl-Marx- Straße 1-4 (Denkmalzone)</text:p>
          </table:table-cell>
          <table:table-cell office:value-type="string">
            <text:p>einheitlich gestaltete zwei- und dreigeschossige Walmdachbauten mit neuklassizistischen Motiven, 1920er Jahre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Bei den Vier Ulmen</text:p>
          </table:table-cell>
          <table:table-cell office:value-type="string">
            <text:p>Rotkäppchenbrunnen, achteckiger Brunnentrog, Skulpturengruppe, späte 1920er Jahre von Georg Schubert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Bei den Vier Ulmen 1-18, 20, 22 (Denkmalzone)</text:p>
          </table:table-cell>
          <table:table-cell office:value-type="string">
            <text:p>einheitlich zweigeschossige Zeilenwohnhäuser der 1920er Jahre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(hinter) Carl-Theodor-Straße 8</text:p>
          </table:table-cell>
          <table:table-cell office:value-type="string">
            <text:p>Statue der Königin Karoline, lebensgroße Bildnisfigur, 1886 von Philipp Perron,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Carl-Theodor-Straße 23</text:p>
          </table:table-cell>
          <table:table-cell office:value-type="string">
            <text:p>eingeschossiger Mansarddachbau, späteres 19. Jh.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Eisenbahnstraße 1</text:p>
          </table:table-cell>
          <table:table-cell office:value-type="string">
            <text:p>winkelförmiges Wohnhaus, romanisierender Sandsteinquaderbau, um 1877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Eisenbahnstraße 12</text:p>
          </table:table-cell>
          <table:table-cell office:value-type="string">
            <text:p>Wohnhaus mit Gastwirtschaft, Mansarddachbau, historisierende und Jugendstilmotive, um 1900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Eisenbahnstraße 30</text:p>
          </table:table-cell>
          <table:table-cell office:value-type="string">
            <text:p>Wohnhaus, Klinkerbau, spätes 19. Jahrhundert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Frankenstraße 11</text:p>
          </table:table-cell>
          <table:table-cell office:value-type="string">
            <text:p>Klinkerbau, tlw. Fachwerk, 1900, Arch. Latteyer</text:p>
          </table:table-cell>
          <table:table-cell office:value-type="string">
            <text:p>Frankenthal (Pfalz)</text:p>
          </table:table-cell>
        </table:table-row>
        <table:table-row table:style-name="ro1">
          <table:table-cell/>
          <table:table-cell office:value-type="string">
            <text:p>Kanalstraße 36 /38</text:p>
          </table:table-cell>
          <table:table-cell office:value-type="string">
            <text:p>dreigeschossige Zeilenwohnhäuser, Nr. 38 Jugendstil, bez. 1904, Nr. 36 bez. 1909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8">
          <table:table-cell table:number-columns-repeated="4"/>
        </table:table-row>
        <table:table-row table:style-name="ro1">
          <table:table-cell/>
          <table:table-cell office:value-type="string">
            <text:p>Karl-Marx-Straße 5-19, 21 (Denkmalzone)</text:p>
          </table:table-cell>
          <table:table-cell office:value-type="string">
            <text:p>repräsentative, zum Teil symmetrisch angelegte Wohnblocks mit Walmdächern, 1920er Jahr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Karolinenstraße 12</text:p>
          </table:table-cell>
          <table:table-cell office:value-type="string">
            <text:p>Torbogen und Portal, Hoftorrahmung, 18. Jh.; klassizistische Portalrahmung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Karolinenstraße 29</text:p>
          </table:table-cell>
          <table:table-cell office:value-type="string">
            <text:p>Diakonissenhaus, anspruchsvoller Klinkerbau mit Walmdach, Neurenaissance, 1891/92, Arch. Bezirksbauschaffner Lehner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Konrad-Adenauer-Platz 1-14, Damaschkeweg 6a, Friedensring 19a (Denkmalzone)</text:p>
          </table:table-cell>
          <table:table-cell office:value-type="string">
            <text:p>platzbildend zu drei Zeilen zusammengefügte Walmdachbauten mit tradierten und vorausweisenden Motiven der 1920er Jahr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Konrad-Link-Straße 1-14, 16 (Denkmalzone)</text:p>
          </table:table-cell>
          <table:table-cell office:value-type="string">
            <text:p>einigeschossige, zu Zwei- und Dreispännern zusammengefasste Wohnbauten mit Motiven der Reformarchitektur und der 1920er Jahre, um 1925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Lambsheimer Straße 16</text:p>
          </table:table-cell>
          <table:table-cell office:value-type="string">
            <text:p>Verwaltungsgebäude der Schnellpressenfabrik Albert, dreigeschossiger monumentaler Bau, 1920er Jahre, flankiert von zwei Klinkerfassaden der Fabrik des späteren 19. Jh.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Lambsheimer Straße 17</text:p>
          </table:table-cell>
          <table:table-cell office:value-type="string">
            <text:p>Farbrikantenwohnhaus der Fa. Keller, sandsteingegliederter Putzbau in Ecklage, um 187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Lambsheimer Straße 34</text:p>
          </table:table-cell>
          <table:table-cell office:value-type="string">
            <text:p>Haus Klein, repräsentative Walmdach-Villa, um 191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Mahlastraße 5</text:p>
          </table:table-cell>
          <table:table-cell office:value-type="string">
            <text:p>Kopp'sche Villa, sandsteingegliederer Putzbau, Neurenaissance-Motive, um 187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Mahlastraße 15</text:p>
          </table:table-cell>
          <table:table-cell office:value-type="string">
            <text:p>Backsteinbau mit zweifarbiger Schieferdeckung, um 189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Mahlastraße 17</text:p>
          </table:table-cell>
          <table:table-cell office:value-type="string">
            <text:p>Backsteinwohnhaus, um 1890</text:p>
          </table:table-cell>
          <table:table-cell office:value-type="string">
            <text:p>Frankenthal (Pfalz)</text:p>
          </table:table-cell>
        </table:table-row>
        <table:table-row table:style-name="ro2" table:visibility="filter">
          <table:table-cell table:number-columns-repeated="4"/>
        </table:table-row>
        <table:table-row table:style-name="ro1">
          <table:table-cell/>
          <table:table-cell office:value-type="string">
            <text:p>Freie-Turner-Platz</text:p>
          </table:table-cell>
          <table:table-cell office:value-type="string">
            <text:p>Skagerrak-Denkmal, Stele, Anker und Treibmine, Ummauerung, 1937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Friedensring 1</text:p>
          </table:table-cell>
          <table:table-cell office:value-type="string">
            <text:p>repräsentatives dreigeschossiges Wohnhaus, um 1925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Friedensring 14</text:p>
          </table:table-cell>
          <table:table-cell office:value-type="string">
            <text:p>repräsentatives villenartiges Wohnhaus, neuklassizistischer Walmdachbau, um 1925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Friedrich-Ebert-Straße 4</text:p>
          </table:table-cell>
          <table:table-cell office:value-type="string">
            <text:p>Amtsgericht, dreigeschossiger neuklassizistischer Walmdachbau, 1888/89, Aufstockung und Giebel jünger (1902?)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Friedrich-Ebert-Straße 11</text:p>
          </table:table-cell>
          <table:table-cell office:value-type="string">
            <text:p>späthistoristisches Zeilenwohnhaus, bez. 1897</text:p>
          </table:table-cell>
          <table:table-cell office:value-type="string">
            <text:p>Frankenthal (Pfalz)</text:p>
          </table:table-cell>
        </table:table-row>
        <table:table-row table:style-name="ro2" table:visibility="filter">
          <table:table-cell table:number-columns-repeated="4"/>
        </table:table-row>
        <table:table-row table:style-name="ro1">
          <table:table-cell/>
          <table:table-cell office:value-type="string">
            <text:p>Gabelsbergerstraße 1</text:p>
          </table:table-cell>
          <table:table-cell office:value-type="string">
            <text:p>Eckwohnhaus mit Gaststätte, dreigeschossiger Klinkerbau, bez. 1902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Gabelsbergerstraße 2-11, 13, 15 (Denkmalzone)</text:p>
          </table:table-cell>
          <table:table-cell office:value-type="string">
            <text:p>dreigeschossige späthistoristische Wohnbauten, kurz nach 1900 (Nr. 11 und 15 bez. 1906); straßenbildprägend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Gartenstraße 12</text:p>
          </table:table-cell>
          <table:table-cell office:value-type="string">
            <text:p>eingeschossiges Eckwohnhaus, tlw. Fachwerk, Landhausstilmotive, um 191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Gartenstraße 1-10, Foltzring 11, 13, 15a (Denkmalzone)</text:p>
          </table:table-cell>
          <table:table-cell office:value-type="string">
            <text:p>zeittypische, gutbürgerliche Wohnbauten mit schlichteren Doppelhäusern und repräsentativen, villenartigen Wohnhäusern, um 191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Holzhofstraße 21</text:p>
          </table:table-cell>
          <table:table-cell office:value-type="string">
            <text:p>Augustin-Violet-Schule, dreigeschossiger Dreiflügelbau, Sandstein und Klinker, 1896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Jahnplatz</text:p>
          </table:table-cell>
          <table:table-cell office:value-type="string">
            <text:p>Kriegerdenkmal 1914/18, monumentale reliefierte Stele von Georg Schubert bzw. Walther Perron, 1936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Jahnplatz 5</text:p>
          </table:table-cell>
          <table:table-cell office:value-type="string">
            <text:p>Jahnhalle, neuklassizistischen Putzbau mit niedrigeren Seitenflügeln, 1922-24 Jahnplatz 1-6; Mahlastraße 11 (Denkmalzone) Jahnhalle von 1922/24 und zwei Wohnblocks mit Walmdach einschl. der Platzanlage, 1920er Jahr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6">
          <table:table-cell table:number-columns-repeated="4"/>
        </table:table-row>
        <table:table-row table:style-name="ro1">
          <table:table-cell/>
          <table:table-cell office:value-type="string">
            <text:p>(vor) Johann-Klein-Straße 9</text:p>
          </table:table-cell>
          <table:table-cell office:value-type="string">
            <text:p>Kenotaph, Duplikat des Gedenksteins Johann Klein (im Friedhofsrondell), um 1920 von Bernhard Bleeker, München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Johann-Kraus-Straße 19</text:p>
          </table:table-cell>
          <table:table-cell office:value-type="string">
            <text:p>Direktorenwohnhaus, villenartiger Walmdachbau, 1921-23, Arch. Fritz Larouette, Frankenthal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Kanalstraße 1</text:p>
          </table:table-cell>
          <table:table-cell office:value-type="string">
            <text:p>Erkenbert-Museum, Walmdachbau mit Arkadenöffnungen, 1934/35, Arch. Fritz Larouette, Frankenthal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Mahlastraße 21</text:p>
          </table:table-cell>
          <table:table-cell office:value-type="string">
            <text:p>repräsentative zweieinhalbgeschossige Villa im Landhausstil, 1896, Arch. Albert Speer, Mannheim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Mahlastraße 54</text:p>
          </table:table-cell>
          <table:table-cell office:value-type="string">
            <text:p>Wohnhaus, tlw. Fachwerk, mit Treppenturm, um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Marienweg 9</text:p>
          </table:table-cell>
          <table:table-cell office:value-type="string">
            <text:p>repräsentatives Wohnhaus, eingeschossiger Walmdachbau, 1920er Jahr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Max-Friedrich-Straße 3</text:p>
          </table:table-cell>
          <table:table-cell office:value-type="string">
            <text:p>dreigeschossiges Wohn- und Geschäftshaus mit sandsteingegliederter Klinkerfassade, wohl kurz vor 1900; straßenbildprägend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Max-Friedrich-Straße 7</text:p>
          </table:table-cell>
          <table:table-cell office:value-type="string">
            <text:p>blockhafter sandsteingegliederter Klinkerbau, Neurenaissance-Motive, um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Mörscher Straße, Alter jüdischer Friedhof (Denkmalzone)</text:p>
          </table:table-cell>
          <table:table-cell office:value-type="string">
            <text:p>auf dem südwestlichen Teil des Hauptfriedhofs, 1916/17 angelegt, 113 Grabstein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Mörscher Straße, Hauptfriedhof</text:p>
          </table:table-cell>
          <table:table-cell office:value-type="string">
            <text:p>1820/21 angelegt, Alte Friedhofskapelle: neuromanischer Bruchsteinbau, 1895/96, Arch. Stadtbaumeister Dilg; an der Südostecke Friedhofstor, Sandsteinpfeiler mit Kugelaufsatz; Veteranendenkmal, klassizistischer Pfeiler mit Helmaufsatz, 1839/40, Bildhauer Menges, Kaiserslautern; Ehrenmal für die Frankenthaler Opfer der Explosion im Chemiewerk Oppau 1921: reliefierter Pfeiler; zwei wohl romanische Sarkophage, um 1000; barocke Grabsteine um die Friedhofskapelle; einige bemerkenswerte Grabsteine der 188oer Jahre; Grabmal Elisabeth Keistler († 1905): Galvanoplastik eines Engels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15">
          <table:table-cell table:number-columns-repeated="4"/>
        </table:table-row>
        <table:table-row table:style-name="ro1">
          <table:table-cell/>
          <table:table-cell office:value-type="string">
            <text:p>Mörscher Straße 2 a, 2b,</text:p>
          </table:table-cell>
          <table:table-cell office:value-type="string">
            <text:p>dreigeschossige spätgründerzeitliche Wohn- und Geschäftshäuser, Nr. 2 bez. 1905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(vor) Mörscher Straße 11</text:p>
          </table:table-cell>
          <table:table-cell office:value-type="string">
            <text:p>Schillerbrunnen, Stele mit Bronzerelief, 1913</text:p>
          </table:table-cell>
          <table:table-cell office:value-type="string">
            <text:p>Frankenthal (Pfalz)</text:p>
          </table:table-cell>
        </table:table-row>
        <table:table-row table:style-name="ro2" table:visibility="filter">
          <table:table-cell table:number-columns-repeated="4"/>
        </table:table-row>
        <table:table-row table:style-name="ro1">
          <table:table-cell/>
          <table:table-cell office:value-type="string">
            <text:p>Neumayerring 2</text:p>
          </table:table-cell>
          <table:table-cell office:value-type="string">
            <text:p>Restauration zum Elefanten, drei- bzw. viergeschossiger Putzbau, historisierende Motive, bez. 1904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Neumayerring 5, Philipp-Karcher-Straße 1 , 2</text:p>
          </table:table-cell>
          <table:table-cell office:value-type="string">
            <text:p>zwei Wohnhäuser, sandsteingegliederte Backsteinbauten, Nr. 5 bez. 1897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Neumayerring 7</text:p>
          </table:table-cell>
          <table:table-cell office:value-type="string">
            <text:p>Neumayerschule, palastartiger dreigeschossiger Baukomplex, Neurenaissance, 1882 und 1891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Neumayerring 31</text:p>
          </table:table-cell>
          <table:table-cell office:value-type="string">
            <text:p>Wohnhaus, Backsteinbau mit Mansarddach, bez. 1896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Neumayerring 42</text:p>
          </table:table-cell>
          <table:table-cell office:value-type="string">
            <text:p>späthistoristisches Wohn- und Geschäftshaus, sandsteingegliederter Backsteinbau, um 189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Neumayerring 45</text:p>
          </table:table-cell>
          <table:table-cell office:value-type="string">
            <text:p>Post, stattlicher dreigeschossiger Eckbau mit Sandsteinfassade, 1902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Neumayerring 74</text:p>
          </table:table-cell>
          <table:table-cell office:value-type="string">
            <text:p>Ehem. Gefängnis-Verwaltungsgebäude, dreigeschossiger Bau mit Sandstein- und Putzfassade, 1900-03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Nürnberger Straße 23- 29, Rheinstraße 32 (Denkmalzone)</text:p>
          </table:table-cell>
          <table:table-cell office:value-type="string">
            <text:p>geschlossene Gruppe eingeschossiger Wohnhäuser des früheren (Nr. 23) und späteren (Nr. 25, 27, Rheinstr. 32) 19. Jh.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Parsevalplatz 1, Bleichstraße 1 -6</text:p>
          </table:table-cell>
          <table:table-cell office:value-type="string">
            <text:p>großer viergeschossiger Mietwohnblock mit Giebeln und Erkertürmen, bez. 1913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Pilgerstraße 2</text:p>
          </table:table-cell>
          <table:table-cell office:value-type="string">
            <text:p>Allgemeine Ortskrankenkasse, anspruchsvoller dreieinhalbgeschossiger Mansardwalmdachbau, wohl Anfang 1920er Jahr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Pilgerstraße 4</text:p>
          </table:table-cell>
          <table:table-cell office:value-type="string">
            <text:p>Kindergarten, eingeschossige hakenförmige Anlage, historisierende Motive, 1903, Arch. Stadtbaumeister Wettengel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Rathausplatz 2 -6</text:p>
          </table:table-cell>
          <table:table-cell office:value-type="string">
            <text:p>Rathaus, dreigeschossiger, dreiflügeliger Walmdachbau, 1952-53, Arch. Julius Beier, Frankenthal, Sgraffiti von Walther Perron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Rheinstraße 14</text:p>
          </table:table-cell>
          <table:table-cell office:value-type="string">
            <text:p>dreigeschossiges Zeilenwohnhaus, Neurenaissance, um 189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Rheinstraße 36</text:p>
          </table:table-cell>
          <table:table-cell office:value-type="string">
            <text:p>dreigeschossiges späthistoristisches Wohn- und Geschäftshaus, Jugendstilmotive, wohl Anfang 20. Jh.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Rheinstraße 44</text:p>
          </table:table-cell>
          <table:table-cell office:value-type="string">
            <text:p>Wohnhaus mit Zwerchhaus und Gauben, um 186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Röntgenplatz 2 , 2a</text:p>
          </table:table-cell>
          <table:table-cell office:value-type="string">
            <text:p>späthistoristische Wohnhäuser, Jugendstileinflüsse, Anfang 20. Jh.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Schaffnereiplatz 1 , 2</text:p>
          </table:table-cell>
          <table:table-cell office:value-type="string">
            <text:p>mächtiger dreigeschossiger Walmdachbau, 1920er Jahre; platzbildprägend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Mörscher Straße 11</text:p>
          </table:table-cell>
          <table:table-cell office:value-type="string">
            <text:p>Schiller-Realschule, dreigeschossiger Walmdachbau, neuklassizistische Motive, 1911/12, spätere Erweiterungen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Mörscher Straße 28</text:p>
          </table:table-cell>
          <table:table-cell office:value-type="string">
            <text:p>eineinhalbgeschossiges Eckwohnhaus, Klinkerbau mit farbig gefasster Baukeramik, kurz vor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Mörscher Straße 43</text:p>
          </table:table-cell>
          <table:table-cell office:value-type="string">
            <text:p>Wohnhaus, sandsteingegliederter Klinkerbau, wohl kurz vor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(neben) Mörscher Straße 53</text:p>
          </table:table-cell>
          <table:table-cell office:value-type="string">
            <text:p>Marienbildstock, bez. 1744, restauriert 1896, 1938 und später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Mörscher Straße 89</text:p>
          </table:table-cell>
          <table:table-cell office:value-type="string">
            <text:p>Städtischer Betriebshof, großzügige kubische Putzbauten, 1920er Jahr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Mörscher Straße 105</text:p>
          </table:table-cell>
          <table:table-cell office:value-type="string">
            <text:p>villenartiges Wohnhaus mit Walmdach, 1920er Jahr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Mörscher Straße 74-84, Ostring 1-8 (Denkmalzone)</text:p>
          </table:table-cell>
          <table:table-cell office:value-type="string">
            <text:p>Siedlung in Zeilenbauweise; symmetrische Anlage von zwei- bzw. dreigeschossigen Putzbauten mit Walmdächern, 1920er Jahr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Mozartstraße 13 / 15</text:p>
          </table:table-cell>
          <table:table-cell office:value-type="string">
            <text:p>repräsentatives Doppelwohnhaus mit Walmdach, um 1925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Mühlstraße 3</text:p>
          </table:table-cell>
          <table:table-cell office:value-type="string">
            <text:p>dreigeschossiges historistisches Zeilenwohn- und Geschäftshaus, 1887, Arch. Conrad Huber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Neumayerring 1</text:p>
          </table:table-cell>
          <table:table-cell office:value-type="string">
            <text:p>Tom-Mutter-Schule, stattlicher dreigeschossiger Walmdachbau, jugendstilig variierte Neurenaissance-Motive, 1902/03, Arch. Richard Speer, Mannheim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5">
          <table:table-cell table:number-columns-repeated="4"/>
        </table:table-row>
        <table:table-row table:style-name="ro1">
          <table:table-cell/>
          <table:table-cell office:value-type="string">
            <text:p>(an) Schlossergasse 10</text:p>
          </table:table-cell>
          <table:table-cell office:value-type="string">
            <text:p>Schlussstein und Gewände, Schlussstein, bez. 1608; Renaissanceportal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(an) Schnurgasse 33</text:p>
          </table:table-cell>
          <table:table-cell office:value-type="string">
            <text:p>Wappenstein, bez. 1700</text:p>
          </table:table-cell>
          <table:table-cell office:value-type="string">
            <text:p>Frankenthal (Pfalz)</text:p>
          </table:table-cell>
        </table:table-row>
        <table:table-row table:style-name="ro2" table:visibility="filter">
          <table:table-cell table:number-columns-repeated="4"/>
        </table:table-row>
        <table:table-row table:style-name="ro1">
          <table:table-cell/>
          <table:table-cell office:value-type="string">
            <text:p>Westliche Ringstraße 26</text:p>
          </table:table-cell>
          <table:table-cell office:value-type="string">
            <text:p>Eckwohnhaus, Backsteinbau mit Mansarddach, Neurenaissancemotive, um 189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estliche Ringstraße 29</text:p>
          </table:table-cell>
          <table:table-cell office:value-type="string">
            <text:p>villenartiges Wohn- und Praxisgebäude, repräsentativer Walmdachbau, kurz vor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illestraße 2</text:p>
          </table:table-cell>
          <table:table-cell office:value-type="string">
            <text:p>dreigeschossiges Eckwohnhaus, um 1890</text:p>
          </table:table-cell>
          <table:table-cell office:value-type="string">
            <text:p>Frankenthal (Pfalz)</text:p>
          </table:table-cell>
        </table:table-row>
        <table:table-row table:style-name="ro2" table:visibility="filter">
          <table:table-cell table:number-columns-repeated="4"/>
        </table:table-row>
        <table:table-row table:style-name="ro1">
          <table:table-cell/>
          <table:table-cell office:value-type="string">
            <text:p>Speyerer Straße</text:p>
          </table:table-cell>
          <table:table-cell office:value-type="string">
            <text:p>Speyerer Tor, triumphbogenartiger Barockbau, 1772/73, Arch. Nicolaus de Pigage, Mannheim; Löwenskulpturen, um 1780, wohl von Peter Anton von Verschaffelt, Mannheim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Speyerer Straße 50</text:p>
          </table:table-cell>
          <table:table-cell office:value-type="string">
            <text:p>Parseval-Haus, klassizistischer Walmdachbau, um 1815, Ladeneinbauten um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Sterngasse 1 a</text:p>
          </table:table-cell>
          <table:table-cell office:value-type="string">
            <text:p>Wohnhaus, neubarocker Mansarddachbau, 1920er Jahr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Turnhallenstraße 21 , 23</text:p>
          </table:table-cell>
          <table:table-cell office:value-type="string">
            <text:p>eingeschossige Wohnhäuser, früheres (Nr. 23) und späteres (Nr. 21 mit Mansarddach) 19. Jh.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Vierlingstraße 2</text:p>
          </table:table-cell>
          <table:table-cell office:value-type="string">
            <text:p>sandsteingegliederter Klinkerbau, wohl kurz vor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(an) Vierlingstraße 4</text:p>
          </table:table-cell>
          <table:table-cell office:value-type="string">
            <text:p>Türrahmung, späthistorisch, bez. 1905</text:p>
          </table:table-cell>
          <table:table-cell office:value-type="string">
            <text:p>Frankenthal (Pfalz)</text:p>
          </table:table-cell>
        </table:table-row>
        <table:table-row table:style-name="ro2" table:visibility="filter">
          <table:table-cell table:number-columns-repeated="4"/>
        </table:table-row>
        <table:table-row table:style-name="ro1">
          <table:table-cell/>
          <table:table-cell office:value-type="string">
            <text:p>Wingertstraße 25 /27</text:p>
          </table:table-cell>
          <table:table-cell office:value-type="string">
            <text:p>dreigeschossiger Wohnblock, Walmdachbau mit erkerartigen Flügelbauten, um 1925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ormser Straße</text:p>
          </table:table-cell>
          <table:table-cell office:value-type="string">
            <text:p>Wormser Tor, triumphbogenartiger Sandsteinquaderbau, 1770-72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(bei) Wormser Straße 41</text:p>
          </table:table-cell>
          <table:table-cell office:value-type="string">
            <text:p>St.-Josef-Statue, Sandsteinskulptur, 1779 von Johann Matthäus von den Branden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ormser Straße 45 /47</text:p>
          </table:table-cell>
          <table:table-cell office:value-type="string">
            <text:p>viergeschossiger Klinkerbau, Neurenaissance, um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ormser Straße 49</text:p>
          </table:table-cell>
          <table:table-cell office:value-type="string">
            <text:p>viergeschossiger Backsteinbau, kurz vor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>
          <table:table-cell table:number-columns-repeated="4"/>
        </table:table-row>
        <table:table-row table:style-name="ro1">
          <table:table-cell/>
          <table:table-cell office:value-type="string">
            <text:p>Wormser Straße 51</text:p>
          </table:table-cell>
          <table:table-cell office:value-type="string">
            <text:p>viergeschossiger Backsteinbau mit Giebelrisaliten, 1899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ormser Straße 53</text:p>
          </table:table-cell>
          <table:table-cell office:value-type="string">
            <text:p>viergeschossiger Backsteinbau, um 1900; in Durchfahrt und Hausflur Wandmalereien, bez. 1914, von Fr. Lessl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Wormser Straße 59</text:p>
          </table:table-cell>
          <table:table-cell office:value-type="string">
            <text:p>Pestalozzi-Schule (ältester Teil), repräsentativer dreigeschossiger Backsteinbau auf L-förmigem Grundriss, 1894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5">
          <table:table-cell table:number-columns-repeated="4"/>
        </table:table-row>
        <table:table-row table:style-name="ro1">
          <table:table-cell/>
          <table:table-cell office:value-type="string">
            <text:p>Wormser Straße 39, 41, 44-54, 56, 58, 60, 62; Gabelsberger Straße 1, Mörscher Straße 1 (Denkmalzone)</text:p>
          </table:table-cell>
          <table:table-cell office:value-type="string">
            <text:p>typisches Straßenbild der nördlichen Stadterweiterung mit spätklassizistisch geprägten, zwei- bis dreigeschossigen und drei- bis fünfachsigen Wohnhäuser, tlw. mit Ladeneinbauten, ab 1880er Jahre, der Ludwigskirche sowie viergeschossigen späthistoristischen Zeilenwohnhäusern, um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8">
          <table:table-cell table:number-columns-repeated="4"/>
        </table:table-row>
        <table:table-row table:style-name="ro1">
          <table:table-cell/>
          <table:table-cell office:value-type="string">
            <text:p>Zöllerring 123</text:p>
          </table:table-cell>
          <table:table-cell office:value-type="string">
            <text:p>anspruchsvolles Wohnhaus, Neurenaissancemotive, um 189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(vor) Zuckerfabrikstraße 1</text:p>
          </table:table-cell>
          <table:table-cell office:value-type="string">
            <text:p>Philipp-Karcher-Denkmal, Porträtbüste, 1902 von Ernst Hischen, München, gegossen bei der H. Gladenbeck &amp; Sohn AG, Berlin- Friedrichshagen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Zuckerfabrikstraße 1</text:p>
          </table:table-cell>
          <table:table-cell office:value-type="string">
            <text:p>Verwaltungsgebäude, Loggia des urspr. Neurenaissancebaus von 1888, Umbau und Erweiterung zu langgestrecktem Walmdachbau mit aufwändigem Portalvorbau, 1910/11, Arch. Hermann Billing, Karlsruhe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5">
          <table:table-cell table:number-columns-repeated="4"/>
        </table:table-row>
        <table:table-row table:style-name="ro1">
          <table:table-cell/>
          <table:table-cell office:value-type="string">
            <text:p>Vierlingstraße 8</text:p>
          </table:table-cell>
          <table:table-cell office:value-type="string">
            <text:p>dreigeschossiges historisierendes Eckwohnhaus, bez. 1903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Vierlingstraße 12</text:p>
          </table:table-cell>
          <table:table-cell office:value-type="string">
            <text:p>Landwirtschaftsschule, dreigeschossiger asymmetrischer Eckbau, wohl kurz nach 190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elschgasse 9</text:p>
          </table:table-cell>
          <table:table-cell office:value-type="string">
            <text:p>zweiteiliger Putzbau, vor 1838, tlw. Aufstockung nach 1918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estliche Ringstraße 1</text:p>
          </table:table-cell>
          <table:table-cell office:value-type="string">
            <text:p>ehem. Haus Dirigo, Wohnhaus mit dreigeschossigem Mittelrisalit, wohl um 185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estliche Ringstraße 6</text:p>
          </table:table-cell>
          <table:table-cell office:value-type="string">
            <text:p>dreigeschossiger sandsteingegliederter Backsteinbau mit Mansarddach, Jugendstil- Giebel, wohl frühes 20. Jh.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Westliche Ringstraße 7</text:p>
          </table:table-cell>
          <table:table-cell office:value-type="string">
            <text:p>Wohnhaus mit Gaststätte, historisierender Backsteinbau, Jugendstileinflüsse, bez. 1904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estliche Ringstraße 9</text:p>
          </table:table-cell>
          <table:table-cell office:value-type="string">
            <text:p>Eckwohnhaus, Backsteinbau, Neurenaissance, 1897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estliche Ringstraße 18</text:p>
          </table:table-cell>
          <table:table-cell office:value-type="string">
            <text:p>villenartiges Wohnhaus, klassizistische Motive, um 187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estliche Ringstraße 20 /22</text:p>
          </table:table-cell>
          <table:table-cell office:value-type="string">
            <text:p>Doppelwohnhaus, klassizistische Motive, um 187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estliche Ringstraße 21</text:p>
          </table:table-cell>
          <table:table-cell office:value-type="string">
            <text:p>Eckwohnhaus, dreigeschossiger Klinkerbau, um 1895; straßenbildprägend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Westliche Ringstraße 24</text:p>
          </table:table-cell>
          <table:table-cell office:value-type="string">
            <text:p>anspruchsvoller Gründerzeitbau, Neurenaissance, um 1880</text:p>
          </table:table-cell>
          <table:table-cell office:value-type="string">
            <text:p>Frankenthal (Pfalz)</text:p>
          </table:table-cell>
        </table:table-row>
        <table:table-row table:style-name="ro2" table:visibility="filter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(vor) Ormsheimer Hof 1</text:p>
          </table:table-cell>
          <table:table-cell office:value-type="string">
            <text:p>Kreuz, qualitätvoller Sockel, (ehem.) bez. 1753</text:p>
          </table:table-cell>
          <table:table-cell office:value-type="string">
            <text:p>Frankenthal (Pfalz)</text:p>
          </table:table-cell>
        </table:table-row>
        <table:table-row table:style-name="ro2" table:visibility="filter">
          <table:table-cell table:number-columns-repeated="4"/>
        </table:table-row>
        <table:table-row table:style-name="ro1">
          <table:table-cell/>
          <table:table-cell office:value-type="string">
            <text:p>Ormsheimer Hof 4</text:p>
          </table:table-cell>
          <table:table-cell office:value-type="string">
            <text:p>dreischiffige, stichkappengewölbte Stallung, um 1800</text:p>
          </table:table-cell>
          <table:table-cell office:value-type="string">
            <text:p>Frankenthal (Pfalz)</text:p>
          </table:table-cell>
        </table:table-row>
        <table:table-row table:style-name="ro1">
          <table:table-cell office:value-type="string" table:number-columns-spanned="1" table:number-rows-spanned="2">
            <text:p>Kath. Pfarrkiche St. Cyriakus, Dürkheimer Straße 29</text:p>
          </table:table-cell>
          <table:table-cell office:value-type="string">
            <text:p>Kath. Pfarrkiche St. Cyriakus, Dürkheimer Straße 29</text:p>
          </table:table-cell>
          <table:table-cell office:value-type="string">
            <text:p>barocker Saalbau, 1764/65, spätgotischer Westturm, bez. 1509 und 1511, achteckiger Aufsatz 1953, Erweiterungsbau Anfang 20. Jh.; Ausstattung; im Kirchgarten Priestergrabstein, 19. Jh.</text:p>
          </table:table-cell>
          <table:table-cell office:value-type="string">
            <text:p>Frankenthal (Pfalz) - Eppstein</text:p>
          </table:table-cell>
        </table:table-row>
        <table:table-row table:style-name="ro1">
          <table:covered-table-cell/>
          <table:table-cell office:value-type="string">
            <text:p>Prot. Pfarrkirche, Dürkheimer Straße 30</text:p>
          </table:table-cell>
          <table:table-cell office:value-type="string">
            <text:p>gotisierender Saalbau, 1905, Arch. Grieshaber, Ludwigshafen; Ausstattung</text:p>
          </table:table-cell>
          <table:table-cell office:value-type="string">
            <text:p>Frankenthal (Pfalz) - Eppstein</text:p>
          </table:table-cell>
        </table:table-row>
        <table:table-row table:style-name="ro1">
          <table:table-cell office:value-type="string" table:number-columns-spanned="1" table:number-rows-spanned="5">
            <text:p>barocker Saalbau, 1764/65, spätgotischer Westturm, bez. 1509 und 1511, achteckiger Aufsatz 1953, Erweiterungsbau Anfang 20. Jh.; Ausstattung; im Kirchgarten Priestergrabstein, 19. Jh.</text:p>
          </table:table-cell>
          <table:table-cell office:value-type="string">
            <text:p>Dürkheimer Straße 22</text:p>
          </table:table-cell>
          <table:table-cell office:value-type="string">
            <text:p>Dreiseithof; Wohnhaus mit Krüppelwalm, frühes 18. Jh., Überformung 1890, Mannpforte bez. 1729</text:p>
          </table:table-cell>
          <table:table-cell office:value-type="string">
            <text:p>Frankenthal (Pfalz) - Eppstein</text:p>
          </table:table-cell>
        </table:table-row>
        <table:table-row table:style-name="ro1">
          <table:covered-table-cell/>
          <table:table-cell office:value-type="string">
            <text:p>Dürkheimer Straße 40</text:p>
          </table:table-cell>
          <table:table-cell office:value-type="string">
            <text:p>ehem. kath. Pfarrhaus, mächtiger Walmdachbau, um 1765</text:p>
          </table:table-cell>
          <table:table-cell office:value-type="string">
            <text:p>Frankenthal (Pfalz) - Eppstein</text:p>
          </table:table-cell>
        </table:table-row>
        <table:table-row table:style-name="ro1">
          <table:covered-table-cell/>
          <table:table-cell office:value-type="string">
            <text:p>Dürkheimer Straße/ Abzweig Römerstraße</text:p>
          </table:table-cell>
          <table:table-cell office:value-type="string">
            <text:p>Steinkreuz, umfriedetes Kreuz mit Korpus, Sockel bez. 1718, Kreuz 1927 erneuert</text:p>
          </table:table-cell>
          <table:table-cell office:value-type="string">
            <text:p>Frankenthal (Pfalz) - Eppstein</text:p>
          </table:table-cell>
        </table:table-row>
        <table:table-row table:style-name="ro1">
          <table:covered-table-cell/>
          <table:table-cell office:value-type="string">
            <text:p>Hintergasse 22</text:p>
          </table:table-cell>
          <table:table-cell office:value-type="string">
            <text:p>ehem. Kirche, hausartiger Saalbau, bez. 1787</text:p>
          </table:table-cell>
          <table:table-cell office:value-type="string">
            <text:p>Frankenthal (Pfalz) - Eppstein</text:p>
          </table:table-cell>
        </table:table-row>
        <table:table-row table:style-name="ro1">
          <table:covered-table-cell/>
          <table:table-cell office:value-type="string">
            <text:p>Johann-Strauß-Straße/ Ecke Kirchgrabenstraße, Friedhof</text:p>
          </table:table-cell>
          <table:table-cell office:value-type="string">
            <text:p>reliefierter Kenotaph für Peter Mickert, gefallen 1866; Kriegerdenkmal 1914/18, 1920er Jahre von E. Glückstein, Frankenthal</text:p>
          </table:table-cell>
          <table:table-cell office:value-type="string">
            <text:p>Frankenthal (Pfalz) - Eppstein</text:p>
          </table:table-cell>
        </table:table-row>
        <table:table-row table:style-name="ro2">
          <table:table-cell office:value-type="string" table:number-columns-spanned="1" table:number-rows-spanned="2">
            <text:p>gotisierender Saalbau, 1905, Arch. Grieshaber, Ludwigshafen; Ausstattung</text:p>
          </table:table-cell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table:number-columns-spanned="1" table:number-rows-spanned="3">
            <text:p>Dreiseithof; Wohnhaus mit Krüppelwalm, frühes 18. Jh., Überformung 1890, Mannpforte bez. 1729</text:p>
          </table:table-cell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table:number-columns-spanned="1" table:number-rows-spanned="2">
            <text:p>ehem. kath. Pfarrhaus, mächtiger Walmdachbau, um 1765</text:p>
          </table:table-cell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table:number-columns-spanned="1" table:number-rows-spanned="2">
            <text:p>Steinkreuz, umfriedetes Kreuz mit Korpus, Sockel bez. 1718, Kreuz 1927 erneuert</text:p>
          </table:table-cell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office:value-type="string" table:number-columns-spanned="1" table:number-rows-spanned="2">
            <text:p>Johann-Strauß-Straße/ Ecke Kirchgrabenstraße, Friedhof</text:p>
          </table:table-cell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office:value-type="string" table:number-columns-spanned="1" table:number-rows-spanned="3">
            <text:p>reliefierter Kenotaph für Peter Mickert, gefallen 1866; Kriegerdenkmal 1914/18, 1920er Jahre von E. Glückstein, Frankenthal</text:p>
          </table:table-cell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 table:number-rows-repeated="10481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D403" table:contains-header="false">
          <table:filter>
            <table:filter-or>
              <table:filter-condition table:field-number="2" table:data-type="number" table:value="67" table:operator="!empty"/>
              <table:filter-condition table:field-number="0" table:data-type="number" table:value="67" table:operator="!empty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Mandik-Doll</meta:initial-creator>
    <meta:creation-date>2014-05-30T04:23:09</meta:creation-date>
    <dc:date>2014-05-30T04:58:14</dc:date>
    <dc:creator>Tobias Mandik-Doll</dc:creator>
    <meta:editing-duration>PT30M10S</meta:editing-duration>
    <meta:editing-cycles>7</meta:editing-cycles>
    <meta:generator>LibreOffice/3.5$Linux_X86_64 LibreOffice_project/350m1$Build-2</meta:generator>
    <meta:document-statistic meta:table-count="3" meta:cell-count="423" meta:object-count="0"/>
  </office:meta>
</office:document-meta>
</file>